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IdentificativoPreventivo" style:family="table" style:master-page-name="Fattura">
      <style:table-properties style:width="16.942cm" style:page-number="0" table:align="margins"/>
    </style:style>
    <style:style style:name="IdentificativoPreventivo.A" style:family="table-column">
      <style:table-column-properties style:column-width="3.387cm" style:rel-column-width="13103*"/>
    </style:style>
    <style:style style:name="IdentificativoPreventivo.B" style:family="table-column">
      <style:table-column-properties style:column-width="3.388cm" style:rel-column-width="13109*"/>
    </style:style>
    <style:style style:name="IdentificativoPreventivo.E" style:family="table-column">
      <style:table-column-properties style:column-width="3.39cm" style:rel-column-width="13111*"/>
    </style:style>
    <style:style style:name="IdentificativoPreventivo.A1" style:family="table-cell">
      <style:table-cell-properties fo:padding="0cm" fo:border="none"/>
    </style:style>
    <style:style style:name="Table2" style:family="table">
      <style:table-properties style:width="16.942cm" fo:margin-top="0.508cm" fo:margin-bottom="0cm" table:align="margins"/>
    </style:style>
    <style:style style:name="Table2.A" style:family="table-column">
      <style:table-column-properties style:column-width="2.817cm" style:rel-column-width="10899*"/>
    </style:style>
    <style:style style:name="Table2.B" style:family="table-column">
      <style:table-column-properties style:column-width="2.822cm" style:rel-column-width="10920*"/>
    </style:style>
    <style:style style:name="Table2.C" style:family="table-column">
      <style:table-column-properties style:column-width="4.845cm" style:rel-column-width="18743*"/>
    </style:style>
    <style:style style:name="Table2.D" style:family="table-column">
      <style:table-column-properties style:column-width="1.284cm" style:rel-column-width="4965*"/>
    </style:style>
    <style:style style:name="Table2.E" style:family="table-column">
      <style:table-column-properties style:column-width="0.041cm" style:rel-column-width="156*"/>
    </style:style>
    <style:style style:name="Table2.F" style:family="table-column">
      <style:table-column-properties style:column-width="2.263cm" style:rel-column-width="8751*"/>
    </style:style>
    <style:style style:name="Table2.H" style:family="table-column">
      <style:table-column-properties style:column-width="2.829cm" style:rel-column-width="10945*"/>
    </style:style>
    <style:style style:name="Table2.A1" style:family="table-cell">
      <style:table-cell-properties fo:padding="0.097cm" fo:border="none"/>
    </style:style>
    <style:style style:name="Table2.4" style:family="table-row">
      <style:table-row-properties style:min-row-height="0.217cm"/>
    </style:style>
    <style:style style:name="Table2.9" style:family="table-row">
      <style:table-row-properties style:min-row-height="0.397cm"/>
    </style:style>
    <style:style style:name="Table1" style:family="table">
      <style:table-properties style:width="16.942cm" fo:margin-top="0.254cm" fo:margin-bottom="0cm" table:align="right" style:may-break-between-rows="false"/>
    </style:style>
    <style:style style:name="Table1.A" style:family="table-column">
      <style:table-column-properties style:column-width="3.043cm"/>
    </style:style>
    <style:style style:name="Table1.B" style:family="table-column">
      <style:table-column-properties style:column-width="6.272cm"/>
    </style:style>
    <style:style style:name="Table1.C" style:family="table-column">
      <style:table-column-properties style:column-width="0.113cm"/>
    </style:style>
    <style:style style:name="Table1.D" style:family="table-column">
      <style:table-column-properties style:column-width="4.713cm"/>
    </style:style>
    <style:style style:name="Table1.E" style:family="table-column">
      <style:table-column-properties style:column-width="2.801cm"/>
    </style:style>
    <style:style style:name="Table1.A1" style:family="table-cell">
      <style:table-cell-properties style:vertical-align="bottom" fo:padding="0.097cm" fo:border="none"/>
    </style:style>
    <style:style style:name="Table1.E1" style:family="table-cell">
      <style:table-cell-properties fo:padding="0.097cm" fo:border="none"/>
    </style:style>
    <style:style style:name="Table1.3" style:family="table-row">
      <style:table-row-properties style:min-row-height="0.374cm"/>
    </style:style>
    <style:style style:name="Table1.11" style:family="table-row">
      <style:table-row-properties style:min-row-height="1.441cm"/>
    </style:style>
    <style:style style:name="P1" style:family="paragraph" style:parent-style-name="Header">
      <style:paragraph-properties fo:text-align="end" style:justify-single-word="false"/>
      <style:text-properties fo:color="#c5000b"/>
    </style:style>
    <style:style style:name="P2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able_20_Contents"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Table_20_Contents"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16" style:family="paragraph" style:parent-style-name="Table_20_Contents">
      <style:text-properties fo:font-weight="normal" style:font-weight-asian="normal" style:font-weight-complex="normal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T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IdentificativoPreventivo" table:style-name="IdentificativoPreventivo">
        <table:table-column table:style-name="IdentificativoPreventivo.A"/>
        <table:table-column table:style-name="IdentificativoPreventivo.B"/>
        <table:table-column table:style-name="IdentificativoPreventivo.A"/>
        <table:table-column table:style-name="IdentificativoPreventivo.B"/>
        <table:table-column table:style-name="IdentificativoPreventivo.E"/>
        <table:table-row>
          <table:table-cell table:style-name="IdentificativoPreventivo.A1" office:value-type="string">
            <text:p text:style-name="Table_20_Contents">Data:</text:p>
          </table:table-cell>
          <table:table-cell table:style-name="IdentificativoPreventivo.A1" office:value-type="string">
            <text:p text:style-name="Table_20_Contents"><text:span text:style-name="Ruby_20_Value">options.date</text:span></text:p>
          </table:table-cell>
          <table:table-cell table:style-name="IdentificativoPreventivo.A1" office:value-type="string">
            <text:p text:style-name="Table_20_Contents">Spett.le</text:p>
          </table:table-cell>
          <table:table-cell table:style-name="IdentificativoPreventivo.A1" office:value-type="string">
            <text:p text:style-name="Table_20_Contents"/>
          </table:table-cell>
          <table:table-cell table:style-name="IdentificativoPreventivo.A1" office:value-type="string">
            <text:p text:style-name="Table_20_Contents"/>
          </table:table-cell>
        </table:table-row>
        <table:table-row>
          <table:table-cell table:style-name="IdentificativoPreventivo.A1" office:value-type="string">
            <text:p text:style-name="Table_20_Contents">Preventivo</text:p>
          </table:table-cell>
          <table:table-cell table:style-name="IdentificativoPreventivo.A1" office:value-type="string">
            <text:p text:style-name="Table_20_Contents"><text:span text:style-name="Ruby_20_Literal">span('Strong Emphasis',options.code)</text:span></text:p>
          </table:table-cell>
          <table:table-cell table:style-name="IdentificativoPreventivo.A1" table:number-columns-spanned="3" office:value-type="string">
            <text:p text:style-name="Table_20_Contents"><text:span text:style-name="Ruby_20_Literal">span('Strong Emphasis',options.customer['ragionesociale'])</text:span></text:p>
          </table:table-cell>
          <table:covered-table-cell/>
          <table:covered-table-cell/>
        </table:table-row>
        <table:table-row>
          <table:table-cell table:style-name="IdentificativoPreventivo.A1" office:value-type="string">
            <text:p text:style-name="Table_20_Contents">Job:</text:p>
          </table:table-cell>
          <table:table-cell table:style-name="IdentificativoPreventivo.A1" office:value-type="string">
            <text:p text:style-name="Table_20_Contents"><text:span text:style-name="Ruby_20_Literal">span('Strong Emphasis',options.job)</text:span></text:p>
          </table:table-cell>
          <table:table-cell table:style-name="IdentificativoPreventivo.A1" office:value-type="string">
            <text:p text:style-name="Table_20_Contents"><text:span text:style-name="Ruby_20_Literal"/></text:p>
          </table:table-cell>
          <table:table-cell table:style-name="IdentificativoPreventivo.A1" office:value-type="string">
            <text:p text:style-name="Table_20_Contents"/>
          </table:table-cell>
          <table:table-cell table:style-name="IdentificativoPreventivo.A1" office:value-type="string">
            <text:p text:style-name="Table_20_Contents"/>
          </table:table-cell>
        </table:table-row>
        <table:table-row>
          <table:table-cell table:style-name="IdentificativoPreventivo.A1" office:value-type="string">
            <text:p text:style-name="Table_20_Contents"/>
          </table:table-cell>
          <table:table-cell table:style-name="IdentificativoPreventivo.A1" office:value-type="string">
            <text:p text:style-name="Table_20_Contents"><text:span text:style-name="Ruby_20_Value"/></text:p>
          </table:table-cell>
          <table:table-cell table:style-name="IdentificativoPreventivo.A1" office:value-type="string">
            <text:p text:style-name="Table_20_Contents"><text:span text:style-name="Ruby_20_Literal"/></text:p>
          </table:table-cell>
          <table:table-cell table:style-name="IdentificativoPreventivo.A1" office:value-type="string">
            <text:p text:style-name="Table_20_Contents"/>
          </table:table-cell>
          <table:table-cell table:style-name="IdentificativoPreventivo.A1" office:value-type="string">
            <text:p text:style-name="Table_20_Contents"/>
          </table:table-cell>
        </table:table-row>
        <table:table-row>
          <table:table-cell table:style-name="IdentificativoPreventivo.A1" office:value-type="string">
            <text:p text:style-name="Table_20_Contents">Da:</text:p>
          </table:table-cell>
          <table:table-cell table:style-name="IdentificativoPreventivo.A1" office:value-type="string">
            <text:p text:style-name="Table_20_Contents"><text:span text:style-name="Ruby_20_Value">options.sender</text:span></text:p>
          </table:table-cell>
          <table:table-cell table:style-name="IdentificativoPreventivo.A1" office:value-type="string">
            <text:p text:style-name="Table_20_Contents">c.a.</text:p>
          </table:table-cell>
          <table:table-cell table:style-name="IdentificativoPreventivo.A1" table:number-columns-spanned="2" office:value-type="string">
            <text:p text:style-name="Table_20_Contents"><text:span text:style-name="Ruby_20_Literal">span('Strong Emphasis',options.to)</text:span></text:p>
          </table:table-cell>
          <table:covered-table-cell/>
        </table:table-row>
        <table:table-row>
          <table:table-cell table:style-name="IdentificativoPreventivo.A1" office:value-type="string">
            <text:p text:style-name="Table_20_Contents"/>
          </table:table-cell>
          <table:table-cell table:style-name="IdentificativoPreventivo.A1" office:value-type="string">
            <text:p text:style-name="Table_20_Contents"/>
          </table:table-cell>
          <table:table-cell table:style-name="IdentificativoPreventivo.A1" office:value-type="string">
            <text:p text:style-name="Table_20_Contents"/>
          </table:table-cell>
          <table:table-cell table:style-name="IdentificativoPreventivo.A1" office:value-type="string">
            <text:p text:style-name="Table_20_Contents"/>
          </table:table-cell>
          <table:table-cell table:style-name="IdentificativoPreventivo.A1" office:value-type="string">
            <text:p text:style-name="Table_20_Contents"/>
          </table:table-cell>
        </table:table-row>
        <table:table-row>
          <table:table-cell table:style-name="IdentificativoPreventivo.A1" office:value-type="string">
            <text:p text:style-name="P16">Oggetto:</text:p>
          </table:table-cell>
          <table:table-cell table:style-name="IdentificativoPreventivo.A1" table:number-columns-spanned="4" office:value-type="string">
            <text:p text:style-name="P6"><text:span text:style-name="Ruby_20_Value">options.subject</text:span>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table:number-columns-spanned="2" office:value-type="string">
            <text:p text:style-name="P8">Q.TA'</text:p>
          </table:table-cell>
          <table:covered-table-cell/>
          <table:table-cell table:style-name="Table2.A1" table:number-columns-spanned="3" office:value-type="string">
            <text:p text:style-name="P8">IMPORTO €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table:number-columns-spanned="2" office:value-type="string">
            <text:p text:style-name="Table_20_Contents"/>
          </table:table-cell>
          <table:covered-table-cell/>
          <table:table-cell table:style-name="Table2.A1" table:number-columns-spanned="2" office:value-type="string">
            <text:p text:style-name="P7">Cad.</text:p>
          </table:table-cell>
          <table:covered-table-cell/>
          <table:table-cell table:style-name="Table2.A1" office:value-type="string">
            <text:p text:style-name="P7">TOTALI</text:p>
          </table:table-cell>
        </table:table-row>
        <table:table-row>
          <table:table-cell table:style-name="Table2.A1" table:number-columns-spanned="8" office:value-type="string">
            <text:p text:style-name="Table_20_Contents"><text:span text:style-name="Ruby_20_Code">i=0<text:line-break/>data.each do |category_name,cat|<text:line-break/>i+=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1" table:number-columns-spanned="8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8" office:value-type="string">
            <text:p text:style-name="Table_20_Contents"><text:span text:style-name="Ruby_20_Literal">span('Strong Emphasis',category_nam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8" office:value-type="string">
            <text:p text:style-name="Table_20_Contents"><text:span text:style-name="Ruby_20_Code">cat.each do |item|<text:line-break/>i+=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3" office:value-type="string">
            <text:p text:style-name="Table_20_Contents">-<text:span text:style-name="Ruby_20_Value">item.data['description']</text:span></text:p>
          </table:table-cell>
          <table:covered-table-cell/>
          <table:covered-table-cell/>
          <table:table-cell table:style-name="Table2.A1" office:value-type="string">
            <text:p text:style-name="P18"><text:span text:style-name="Ruby_20_Value">item.data['qty_label']</text:span></text:p>
          </table:table-cell>
          <table:table-cell table:style-name="Table2.A1" table:number-columns-spanned="2" office:value-type="string">
            <text:p text:style-name="P17"><text:span text:style-name="Ruby_20_Value">item.data['price_label']</text:span></text:p>
          </table:table-cell>
          <table:covered-table-cell/>
          <table:table-cell table:style-name="Table2.A1" table:number-columns-spanned="2" office:value-type="string">
            <text:p text:style-name="P17"><text:span text:style-name="Ruby_20_Value">item.data['totale']</text:span></text:p>
          </table:table-cell>
          <table:covered-table-cell/>
        </table:table-row>
        <table:table-row>
          <table:table-cell table:style-name="Table2.A1" table:number-columns-spanned="8" office:value-type="string">
            <text:p text:style-name="Table_20_Contents"><text:span text:style-name="Ruby_20_Code">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1" table:number-columns-spanned="8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1" table:number-columns-spanned="8" office:value-type="string">
            <text:p text:style-name="Table_20_Contents"><text:span text:style-name="Ruby_20_Code">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Table_20_Contents"><text:span text:style-name="Ruby_20_Value">(options.discount!=''?'Sconto':''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17"><text:span text:style-name="Ruby_20_Value">options.discount</text:span></text:p>
          </table:table-cell>
        </table:table-row>
        <table:table-row>
          <table:table-cell table:style-name="Table2.A1" table:number-columns-spanned="7" office:value-type="string">
            <text:p text:style-name="Table_20_Contents"><text:span text:style-name="Ruby_20_Code">(i+1..5).each do |x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17"/>
          </table:table-cell>
        </table:table-row>
        <table:table-row>
          <table:table-cell table:style-name="Table2.A1" table:number-columns-spanned="7" office:value-type="string">
            <text:p text:style-name="Table_20_Contents"><text:span text:style-name="Ruby_20_Value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17"/>
          </table:table-cell>
        </table:table-row>
        <table:table-row>
          <table:table-cell table:style-name="Table2.A1" table:number-columns-spanned="7" office:value-type="string">
            <text:p text:style-name="Table_20_Contents"><text:span text:style-name="Ruby_20_Code">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table:style-name="Table1.A1" table:number-columns-spanned="4" office:value-type="string">
            <text:p text:style-name="P6">TOTALE PREVENTIVO</text:p>
          </table:table-cell>
          <table:covered-table-cell/>
          <table:covered-table-cell/>
          <table:covered-table-cell/>
          <table:table-cell table:style-name="Table1.E1" office:value-type="string">
            <text:p text:style-name="P7"><text:span text:style-name="Ruby_20_Literal">span('Strong Emphasis',options.total)</text:span></text:p>
          </table:table-cell>
        </table:table-row>
        <table:table-row>
          <table:table-cell table:style-name="Table1.E1" table:number-columns-spanned="4" office:value-type="string">
            <text:p text:style-name="P14">I prezzi indicati si intendono al netto di IVA</text:p>
          </table:table-cell>
          <table:covered-table-cell/>
          <table:covered-table-cell/>
          <table:covered-table-cell/>
          <table:table-cell table:style-name="Table1.E1" office:value-type="string">
            <text:p text:style-name="P6"/>
          </table:table-cell>
        </table:table-row>
        <table:table-row table:style-name="Table1.3">
          <table:table-cell table:style-name="Table1.E1" office:value-type="string">
            <text:p text:style-name="P9"/>
          </table:table-cell>
          <table:table-cell table:style-name="Table1.E1" table:number-columns-spanned="2" office:value-type="string">
            <text:p text:style-name="P9"/>
          </table:table-cell>
          <table:covered-table-cell/>
          <table:table-cell table:style-name="Table1.E1" office:value-type="string">
            <text:p text:style-name="P9"/>
          </table:table-cell>
          <table:table-cell table:style-name="Table1.E1" office:value-type="string">
            <text:p text:style-name="P6"/>
          </table:table-cell>
        </table:table-row>
        <table:table-row>
          <table:table-cell table:style-name="Table1.E1" office:value-type="string">
            <text:p text:style-name="P10">Consegna PdV:</text:p>
          </table:table-cell>
          <table:table-cell table:style-name="Table1.E1" table:number-columns-spanned="4" office:value-type="string">
            <text:p text:style-name="P11"><text:span text:style-name="Ruby_20_Value">options.delivery</text:span></text:p>
          </table:table-cell>
          <table:covered-table-cell/>
          <table:covered-table-cell/>
          <table:covered-table-cell/>
        </table:table-row>
        <table:table-row>
          <table:table-cell table:style-name="Table1.E1" office:value-type="string">
            <text:p text:style-name="P10">Pagamento:</text:p>
          </table:table-cell>
          <table:table-cell table:style-name="Table1.E1" table:number-columns-spanned="4" office:value-type="string">
            <text:p text:style-name="P11"><text:span text:style-name="Ruby_20_Value">options.payment</text:span></text:p>
          </table:table-cell>
          <table:covered-table-cell/>
          <table:covered-table-cell/>
          <table:covered-table-cell/>
        </table:table-row>
        <table:table-row>
          <table:table-cell table:style-name="Table1.E1" office:value-type="string">
            <text:p text:style-name="P10">Fatturazione:</text:p>
          </table:table-cell>
          <table:table-cell table:style-name="Table1.E1" table:number-columns-spanned="4" office:value-type="string">
            <text:p text:style-name="P11"><text:span text:style-name="Ruby_20_Value">options.invoicing</text:span></text:p>
          </table:table-cell>
          <table:covered-table-cell/>
          <table:covered-table-cell/>
          <table:covered-table-cell/>
        </table:table-row>
        <table:table-row>
          <table:table-cell table:style-name="Table1.E1" office:value-type="string">
            <text:p text:style-name="P11"/>
          </table:table-cell>
          <table:table-cell table:style-name="Table1.E1" table:number-columns-spanned="2" office:value-type="string">
            <text:p text:style-name="P9"/>
          </table:table-cell>
          <table:covered-table-cell/>
          <table:table-cell table:style-name="Table1.E1" office:value-type="string">
            <text:p text:style-name="P9"/>
          </table:table-cell>
          <table:table-cell table:style-name="Table1.E1" office:value-type="string">
            <text:p text:style-name="P6"/>
          </table:table-cell>
        </table:table-row>
        <table:table-row>
          <table:table-cell table:style-name="Table1.E1" table:number-columns-spanned="5" office:value-type="string">
            <text:p text:style-name="P12">Nell'attesa di ricevere la presente lettera controfirmata per accettazione, porgiamo distinti salut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E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E1" table:number-columns-spanned="2" office:value-type="string">
            <text:p text:style-name="P15">Timbro e firma</text:p>
          </table:table-cell>
          <table:covered-table-cell/>
          <table:table-cell table:style-name="Table1.E1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1.11">
          <table:table-cell table:style-name="Table1.E1" table:number-columns-spanned="2" office:value-type="string">
            <text:p text:style-name="P15"/>
            <text:p text:style-name="P15">_______________________</text:p>
          </table:table-cell>
          <table:covered-table-cell/>
          <table:table-cell table:style-name="Table1.E1" table:number-columns-spanned="3" office:value-type="string">
            <text:p text:style-name="P13"><text:span text:style-name="Ruby_20_Literal">span('Strong Emphasis',options.company['ragionesociale'])</text:span></text:p>
          </table:table-cell>
          <table:covered-table-cell/>
          <table:covered-table-cell/>
        </table:table-row>
      </table:table>
      <text:p text:style-name="Standard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Trebuchet M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display-name="Table Contents" style:family="paragraph" style:parent-style-name="Standard" style:class="extra">
      <style:paragraph-properties fo:background-color="transparent" style:shadow="none" text:number-lines="false" text:line-number="0">
        <style:background-image/>
      </style:paragraph-properties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ategoria" style:family="paragraph" style:parent-style-name="Heading">
      <style:text-properties style:font-name="Trebuchet MS1" fo:font-size="11pt" fo:font-weight="bold"/>
    </style:style>
    <style:style style:name="Ruby_20_Code" style:display-name="Ruby Code" style:family="text">
      <style:text-properties style:font-name="Trebuchet MS" fo:background-color="#5c8526" style:font-size-asian="10.5pt"/>
    </style:style>
    <style:style style:name="Ruby_20_Block" style:display-name="Ruby Block" style:family="text" style:parent-style-name="Ruby_20_Code">
      <style:text-properties style:font-name="Trebuchet MS" fo:background-color="#800000" style:font-size-asian="10.5pt"/>
    </style:style>
    <style:style style:name="Ruby_20_Literal" style:display-name="Ruby Literal" style:family="text" style:parent-style-name="Ruby_20_Block">
      <style:text-properties style:font-name="Trebuchet MS" fo:background-color="#2300dc" style:font-size-asian="10.5pt"/>
    </style:style>
    <style:style style:name="Ruby_20_Value" style:display-name="Ruby Value" style:family="text" style:parent-style-name="Ruby_20_Literal">
      <style:text-properties style:font-name="Trebuchet MS" fo:background-color="#ffb515" style:font-size-asian="10.5p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DejaVu Sans Mono" style:font-name-asian="DejaVu Sans Mono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/>
      <style:text-properties fo:color="#c5000b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P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P5" style:family="paragraph" style:parent-style-name="Footer">
      <style:paragraph-properties fo:text-align="center" style:justify-single-word="false"/>
    </style:style>
    <style:style style:name="T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1.006cm" fo:page-height="29.693cm" style:num-format="1" style:print-orientation="portrait" fo:margin-top="0.508cm" fo:margin-bottom="0.508cm" fo:margin-left="2.032cm" fo:margin-right="2.03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1.016cm" fo:margin-left="0cm" fo:margin-right="0.762cm" fo:margin-top="0.508cm" style:dynamic-spacing="false"/>
      </style:footer-style>
    </style:page-layout>
    <style:page-layout style:name="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draw:frame draw:style-name="fr1" draw:name="graphics1" text:anchor-type="paragraph" svg:x="0.037cm" svg:y="0.011cm" svg:width="0.847cm" svg:height="0.847cm" draw:z-index="0"><draw:image xlink:href="Pictures/1000020100000020000000209CD9549D.png" xlink:type="simple" xlink:show="embed" xlink:actuate="onLoad"/></draw:frame>options.company.ragionesociale</text:p>
        <text:p text:style-name="P2">options.company.indirizzo</text:p>
        <text:p text:style-name="Header"/>
        <text:p text:style-name="Header"/>
      </style:header>
    </style:master-page>
    <style:master-page style:name="Fattura" style:page-layout-name="pm2">
      <style:header>
        <text:p text:style-name="P3"><draw:frame draw:style-name="fr1" draw:name="graphics2" text:anchor-type="paragraph" svg:x="0.046cm" svg:y="0.159cm" svg:width="7.204cm" svg:height="1.799cm" draw:z-index="1"><draw:image xlink:href="Pictures/10000000000001080000003E4C04DCBB.jpg" xlink:type="simple" xlink:show="embed" xlink:actuate="onLoad"/></draw:frame><draw:frame draw:style-name="fr1" draw:name="graphics3" text:anchor-type="paragraph" svg:x="-0.658cm" svg:y="-0.503cm" svg:width="0.423cm" svg:height="10.125cm" draw:z-index="5"><draw:image xlink:href="Pictures/100000000000000C0000011F81378DB1.jpg" xlink:type="simple" xlink:show="embed" xlink:actuate="onLoad"/></draw:frame><text:span text:style-name="Ruby_20_Literal">span('Strong Emphasis',options.company['ragionesociale'])</text:span></text:p>
        <text:p text:style-name="P4"><text:span text:style-name="Ruby_20_Value">options.company['indirizzo']</text:span></text:p>
        <text:p text:style-name="P4"><text:span text:style-name="Ruby_20_Value">options.company['telefono']</text:span></text:p>
        <text:p text:style-name="P4"><text:span text:style-name="Ruby_20_Value">options.company['fax']</text:span></text:p>
        <text:p text:style-name="P4"><text:span text:style-name="Ruby_20_Value">options.company['partitaiva']</text:span></text:p>
        <text:p text:style-name="P4"><draw:frame draw:style-name="fr2" draw:name="graphics4" text:anchor-type="paragraph" svg:x="16.521cm" svg:y="17.332cm" svg:width="1.129cm" svg:height="9.172cm" draw:z-index="3"><draw:image xlink:href="Pictures/10000000000000200000010404F9A28D.jpg" xlink:type="simple" xlink:show="embed" xlink:actuate="onLoad"/></draw:frame><text:span text:style-name="Ruby_20_Value">options.company['web']</text:span></text:p>
      </style:header>
      <style:footer>
        <text:p text:style-name="P5"><text:span text:style-name="Page_20_Number"/></text:p>
        <text:p text:style-name="P5"><text:span text:style-name="Page_20_Number">Pagina <text:s/></text:span><text:span text:style-name="Page_20_Number"><text:page-number text:select-page="current">2</text:page-number></text:span><text:span text:style-name="Page_20_Number"> di </text:span><text:span text:style-name="Page_20_Number"><text:page-count>2</text:page-count></text:span></text:p>
        <text:p text:style-name="Footer"/>
      </style:footer>
    </style:master-page>
    <style:master-page style:name="First_20_Page" style:display-name="First Page" style:page-layout-name="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6T16:43:47</dc:date>
    <meta:editing-cycles>192</meta:editing-cycles>
    <meta:editing-duration>PT8H37M40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2" meta:paragraph-count="53" meta:word-count="133" meta:character-count="1172"/>
  </office:meta>
</office:document-meta>
</file>